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112b" officeooo:paragraph-rsid="0007112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7112b" officeooo:paragraph-rsid="0007112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7112b" officeooo:paragraph-rsid="0007112b" style:font-size-asian="15.75pt" style:font-weight-asian="bold" style:font-size-complex="18pt" style:font-weight-complex="bold"/>
    </style:style>
    <style:style style:name="P4" style:family="paragraph" style:parent-style-name="Text_20_body">
      <style:text-properties officeooo:paragraph-rsid="0014413c"/>
    </style:style>
    <style:style style:name="P5" style:family="paragraph" style:parent-style-name="Heading_20_2">
      <style:paragraph-properties fo:break-before="page"/>
      <style:text-properties officeooo:rsid="00178580" officeooo:paragraph-rsid="00178580"/>
    </style:style>
    <style:style style:name="P6" style:family="paragraph" style:parent-style-name="Heading_20_1">
      <style:text-properties officeooo:rsid="0016bf5b" officeooo:paragraph-rsid="0016bf5b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officeooo:rsid="0014413c" officeooo:paragraph-rsid="0014413c"/>
    </style:style>
    <style:style style:name="P9" style:family="paragraph">
      <style:paragraph-properties fo:text-align="center"/>
    </style:style>
    <style:style style:name="P1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ff0000" style:font-size-asian="10.5pt"/>
    </style:style>
    <style:style style:name="P12" style:family="paragraph">
      <style:paragraph-properties fo:text-align="center"/>
      <style:text-properties fo:color="#ff0000" fo:font-size="12pt" style:font-size-asian="10.5pt"/>
    </style:style>
    <style:style style:name="P13" style:family="paragraph">
      <style:paragraph-properties fo:text-align="center"/>
      <style:text-properties fo:color="#ff0000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officeooo:rsid="0012c14f"/>
    </style:style>
    <style:style style:name="T2" style:family="text">
      <style:text-properties fo:color="#ff0000" style:font-size-asian="10.5pt"/>
    </style:style>
    <style:style style:name="T3" style:family="text">
      <style:text-properties fo:color="#ff0000"/>
    </style:style>
    <style:style style:name="T4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35in" style:run-through="foreground"/>
    </style:style>
    <style:style style:name="gr3" style:family="graphic">
      <style:graphic-properties draw:stroke="none" svg:stroke-color="#000000" draw:fill="none" draw:fill-color="#ffffff" fo:min-height="0.4839in" style:run-through="foreground"/>
    </style:style>
    <style:style style:name="gr4" style:family="graphic">
      <style:graphic-properties draw:stroke="none" svg:stroke-color="#000000" draw:fill="none" draw:fill-color="#ffffff" fo:min-height="0.5319in" style:run-through="foreground"/>
    </style:style>
    <style:style style:name="gr5" style:family="graphic">
      <style:graphic-properties draw:stroke="none" svg:stroke-color="#000000" draw:fill="none" draw:fill-color="#ffffff" fo:min-height="0.7799in" style:run-through="foreground"/>
    </style:style>
    <style:style style:name="gr6" style:family="graphic">
      <style:graphic-properties draw:fill="none" draw:textarea-vertical-align="middle" draw:auto-grow-height="false" fo:min-height="1.9728in" fo:min-width="0.2346in" style:run-through="foreground"/>
    </style:style>
    <style:style style:name="gr7" style:family="graphic">
      <style:graphic-properties draw:stroke="none" svg:stroke-color="#000000" draw:fill="none" draw:fill-color="#ffffff" fo:min-height="0.5161in" style:run-through="foreground"/>
    </style:style>
    <style:style style:name="gr8" style:family="graphic">
      <style:graphic-properties draw:stroke="none" svg:stroke-color="#000000" draw:fill="none" draw:fill-color="#ffffff" fo:min-height="0.5492in" style:run-through="foreground"/>
    </style:style>
    <style:style style:name="gr9" style:family="graphic">
      <style:graphic-properties draw:stroke="none" svg:stroke-color="#000000" draw:fill="none" draw:fill-color="#ffffff" fo:min-height="0.5165in" style:run-through="foreground"/>
    </style:style>
    <style:style style:name="gr10" style:family="graphic">
      <style:graphic-properties draw:fill="none" draw:textarea-vertical-align="middle" draw:auto-grow-height="false" fo:min-height="1.972in" fo:min-width="0.2346in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color="#000000" draw:fill="none" draw:fill-color="#ffffff" fo:min-height="0.3146in" style:run-through="foreground"/>
    </style:style>
    <style:style style:name="gr13" style:family="graphic">
      <style:graphic-properties draw:stroke="none" svg:stroke-color="#000000" draw:fill="none" draw:fill-color="#ffffff" fo:min-height="0.1091in" style:run-through="foreground"/>
    </style:style>
    <style:style style:name="gr14" style:family="graphic">
      <style:graphic-properties draw:stroke="none" svg:stroke-color="#000000" draw:fill="none" draw:fill-color="#ffffff" fo:min-height="0.5874in" style:run-through="foreground"/>
    </style:style>
    <style:style style:name="gr15" style:family="graphic">
      <style:graphic-properties draw:stroke="none" svg:stroke-color="#000000" draw:fill="none" draw:fill-color="#ffffff" fo:min-height="0.5063in" style:run-through="foreground"/>
    </style:style>
    <style:style style:name="gr16" style:family="graphic">
      <style:graphic-properties draw:stroke="none" svg:stroke-color="#000000" draw:fill="none" draw:fill-color="#ffffff" fo:min-height="0.5555in" style:run-through="foreground"/>
    </style:style>
    <style:style style:name="gr17" style:family="graphic">
      <style:graphic-properties draw:stroke="none" svg:stroke-color="#000000" draw:fill="none" draw:fill-color="#ffffff" fo:min-height="0.1783in" style:run-through="foreground"/>
    </style:style>
    <style:style style:name="gr18" style:family="graphic">
      <style:graphic-properties draw:fill="none" draw:textarea-vertical-align="middle" draw:auto-grow-height="false" fo:min-height="2.7083in" fo:min-width="0.2465in" style:run-through="foreground"/>
    </style:style>
    <style:style style:name="gr19" style:family="graphic">
      <style:graphic-properties draw:stroke="none" svg:stroke-color="#000000" draw:fill="none" draw:fill-color="#ffffff" fo:min-height="0.2339in" style:run-through="foreground"/>
    </style:style>
    <style:style style:name="gr20" style:family="graphic">
      <style:graphic-properties draw:stroke="none" svg:stroke-color="#000000" draw:fill="none" draw:fill-color="#ffffff" fo:min-height="0.3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-conten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 reflecteur</text:p>
      <text:p text:style-name="P1"/>
      <text:p text:style-name="P1"/>
      <text:h text:style-name="P6" text:outline-level="1">Structure du programme</text:h>
      <text:p text:style-name="P2"/>
      <text:p text:style-name="P3"><draw:g text:anchor-type="paragraph" draw:z-index="0" draw:style-name="gr1"><draw:frame draw:style-name="gr2" draw:text-style-name="P9" svg:width="1.6823in" svg:height="0.4835in" svg:x="5.2433in" svg:y="3.7429in"><draw:text-box><text:p text:style-name="P9">Algorithme de transport optimal</text:p></draw:text-box></draw:frame><draw:frame draw:style-name="gr3" draw:text-style-name="P9" svg:width="2.2488in" svg:height="0.4843in" svg:x="2.0287in" svg:y="0.452in"><draw:text-box><text:p text:style-name="P9">Fichier texte décrivant la cible (nb points, coordonnées,...)</text:p></draw:text-box></draw:frame><draw:frame draw:style-name="gr4" draw:text-style-name="P9" svg:width="2.398in" svg:height="0.5323in" svg:x="1.0799in" svg:y="1.9685in"><draw:text-box><text:p text:style-name="P9">Triangulation de la cible, Échantillonnage de la source</text:p></draw:text-box></draw:frame><draw:frame draw:style-name="gr5" draw:text-style-name="P9" svg:width="2.2807in" svg:height="0.7803in" svg:x="1.0472in" svg:y="3.0965in"><draw:text-box><text:p text:style-name="P9">Estimation de la solution en envoyant le cercle circonscrit <text:s/>de la source dans le cercle inscrit de la cible.</text:p></draw:text-box></draw:frame><draw:custom-shape draw:style-name="gr6" draw:text-style-name="P9" svg:width="0.6496in" svg:height="2.0815in" svg:x="4.2772in" svg:y="0.452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7" draw:text-style-name="P9" svg:width="1.998in" svg:height="0.5161in" svg:x="5.1764in" svg:y="1.2748in"><draw:text-box><text:p text:style-name="P9">Input processing</text:p></draw:text-box></draw:frame><draw:frame draw:style-name="gr7" draw:text-style-name="P9" svg:width="2.1476in" svg:height="0.5161in" svg:x="1.1307in" svg:y="4.5004in"><draw:text-box><text:p text:style-name="P9">Détermination du potentiel psi, solution du problème</text:p></draw:text-box></draw:frame><draw:frame draw:style-name="gr8" draw:text-style-name="P9" svg:width="2.0488in" svg:height="0.5496in" svg:x="1.1965in" svg:y="5.6291in"><draw:text-box><text:p text:style-name="P9">Interpolation de la solution et évaluation du gradient</text:p></draw:text-box></draw:frame><draw:frame draw:style-name="gr9" draw:text-style-name="P9" svg:width="1.9323in" svg:height="0.5169in" svg:x="1.2134in" svg:y="6.7583in"><draw:text-box><text:p text:style-name="P9">Test de la solution par lancer de rayons</text:p></draw:text-box></draw:frame><draw:custom-shape draw:style-name="gr10" draw:text-style-name="P9" svg:width="0.6496in" svg:height="2.0807in" svg:x="4.2772in" svg:y="2.983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style-name="gr6" draw:text-style-name="P9" svg:width="0.6496in" svg:height="2.0815in" svg:x="4.2772in" svg:y="5.4193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2" draw:text-style-name="P9" svg:width="1.6823in" svg:height="0.4835in" svg:x="5.3591in" svg:y="6.3075in"><draw:text-box><text:p text:style-name="P9">Output processing</text:p></draw:text-box></draw:frame><draw:line draw:style-name="gr11" draw:text-style-name="P10" svg:x1="3.0154in" svg:y1="0.9358in" svg:x2="2.3965in" svg:y2="1.8547in"><text:p/></draw:line><draw:line draw:style-name="gr11" draw:text-style-name="P10" svg:x1="2.2295in" svg:y1="2.4685in" svg:x2="2.2295in" svg:y2="3.0965in"><text:p/></draw:line><draw:line draw:style-name="gr11" draw:text-style-name="P10" svg:x1="1.4756in" svg:y1="0.9594in" svg:x2="2.063in" svg:y2="1.8323in"><text:p/></draw:line><draw:line draw:style-name="gr11" draw:text-style-name="P10" svg:x1="2.1791in" svg:y1="5.0173in" svg:x2="2.1791in" svg:y2="5.6299in"><text:p/></draw:line><draw:line draw:style-name="gr11" draw:text-style-name="P10" svg:x1="2.1626in" svg:y1="6.1461in" svg:x2="2.1626in" svg:y2="6.7587in"><text:p/></draw:line><draw:frame draw:style-name="gr12" draw:text-style-name="P9" svg:width="1.6516in" svg:height="0.315in" svg:x="0.3772in" svg:y="0.5654in"><draw:text-box><text:p text:style-name="P9">Image</text:p></draw:text-box></draw:frame><draw:line draw:style-name="gr11" draw:text-style-name="P10" svg:x1="2.2106in" svg:y1="3.876in" svg:x2="2.2106in" svg:y2="4.4906in"><text:p/></draw:line></draw:g></text:p>
      <text:h text:style-name="P7" text:outline-level="1"><draw:g text:anchor-type="paragraph" draw:z-index="1" draw:style-name="gr1"><draw:frame draw:style-name="gr13" draw:text-style-name="P12" svg:width="1.6516in" svg:height="0.1925in" svg:x="0.202in" svg:y="2.7819in"><draw:text-box><text:p text:style-name="P11"><text:span text:style-name="T2">Image</text:span></text:p></draw:text-box></draw:frame><draw:frame draw:style-name="gr3" draw:text-style-name="P13" svg:width="2.2488in" svg:height="0.4843in" svg:x="3.6319in" svg:y="2.7854in"><draw:text-box><text:p text:style-name="P13"><text:span text:style-name="T3">Fichier texte décrivant la cible (nb points, coordonnées,...)</text:span></text:p></draw:text-box></draw:frame><draw:frame draw:style-name="gr14" draw:text-style-name="P9" svg:width="2.1752in" svg:height="0.5878in" svg:x="-0.0693in" svg:y="3.698in"><draw:text-box><text:p text:style-name="P9">Eventuel passage en niveau de gris</text:p></draw:text-box></draw:frame><draw:frame draw:style-name="gr15" svg:width="1.6189in" svg:height="0.5067in" svg:x="1.8701in" svg:y="1.5728in"><draw:text-box><text:p text:style-name="P9">Input (source ou cible)</text:p></draw:text-box></draw:frame><draw:line draw:style-name="gr11" draw:text-style-name="P10" svg:x1="2.1535in" svg:y1="1.9992in" svg:x2="1.3756in" svg:y2="2.6657in"><text:p/></draw:line><draw:line draw:style-name="gr11" draw:text-style-name="P10" svg:x1="3.2807in" svg:y1="1.9839in" svg:x2="3.9472in" svg:y2="2.6504in"><text:p/></draw:line><draw:line draw:style-name="gr11" draw:text-style-name="P10" svg:x1="0.9992in" svg:y1="4.3319in" svg:x2="0.9992in" svg:y2="4.9681in"><text:p/></draw:line><draw:line draw:style-name="gr11" draw:text-style-name="P10" svg:x1="4.5819in" svg:y1="3.4756in" svg:x2="4.5819in" svg:y2="4.9358in"><text:p/></draw:line><draw:line draw:style-name="gr11" draw:text-style-name="P10" svg:x1="0.9992in" svg:y1="3.0803in" svg:x2="0.9992in" svg:y2="3.6346in"><text:p/></draw:line><draw:frame draw:style-name="gr16" draw:text-style-name="P9" svg:width="2.2067in" svg:height="0.5559in" svg:x="-0.0846in" svg:y="5.1264in"><draw:text-box><text:p text:style-name="P9">Création d'un objet Density_2</text:p></draw:text-box></draw:frame><draw:frame draw:style-name="gr17" draw:text-style-name="P14" svg:width="2.2067in" svg:height="0.1925in" svg:x="3.5972in" svg:y="5.1744in"><draw:text-box><text:p text:style-name="P9"><text:span text:style-name="T4">Création d'un objet Density_2</text:span></text:p></draw:text-box></draw:frame><draw:line draw:style-name="gr11" draw:text-style-name="P10" svg:x1="4.5657in" svg:y1="5.6819in" svg:x2="3.6138in" svg:y2="6.4437in"><text:p/></draw:line><draw:line draw:style-name="gr11" draw:text-style-name="P10" svg:x1="1.0906in" svg:y1="5.6819in" svg:x2="2.0268in" svg:y2="6.4917in"><text:p/></draw:line><draw:frame draw:style-name="gr16" draw:text-style-name="P9" svg:width="2.2067in" svg:height="0.5559in" svg:x="1.6618in" svg:y="6.8091in"><draw:text-box><text:p text:style-name="P9">Echantillonage adapté</text:p></draw:text-box></draw:frame></draw:g>Input processing <text:span text:style-name="T1">(identique pour source et cible)</text:span></text:h>
      <text:h text:style-name="P8" text:outline-level="1">Algorithme de transport optimal</text:h>
      <text:p text:style-name="P4"><draw:g text:anchor-type="paragraph" draw:z-index="2" draw:style-name="gr1"><draw:frame draw:style-name="gr16" draw:text-style-name="P9" svg:width="2.3177in" svg:height="0.5559in" svg:x="1.1898in" svg:y="1.9335in"><draw:text-box><text:p text:style-name="P9">Calcul des barycentres source et cible</text:p></draw:text-box></draw:frame><draw:frame draw:style-name="gr16" draw:text-style-name="P9" svg:width="2.3177in" svg:height="0.576in" svg:x="1.1744in" svg:y="2.9815in"><draw:text-box><text:p text:style-name="P9">Calcul du cercle circonscrit(S) de la source et du cercle inscrit(T) de la cible.</text:p></draw:text-box></draw:frame><draw:frame draw:style-name="gr16" draw:text-style-name="P9" svg:width="2.3177in" svg:height="0.576in" svg:x="1.1425in" svg:y="4.2189in"><draw:text-box><text:p text:style-name="P9">Recherche d'une première estimation convexe dont le gradient envoie S dans T</text:p></draw:text-box></draw:frame><draw:frame draw:style-name="gr16" draw:text-style-name="P9" svg:width="2.3177in" svg:height="0.5559in" svg:x="1.1272in" svg:y="5.4563in"><draw:text-box><text:p text:style-name="P9">Résolution du problème de transport optimal</text:p></draw:text-box></draw:frame><draw:line draw:style-name="gr11" draw:text-style-name="P10" svg:x1="2.348in" svg:y1="2.3689in" svg:x2="2.348in" svg:y2="2.9815in"><text:p/></draw:line><draw:line draw:style-name="gr11" draw:text-style-name="P10" svg:x1="2.3157in" svg:y1="3.5571in" svg:x2="2.3157in" svg:y2="4.1697in"><text:p/></draw:line><draw:line draw:style-name="gr11" draw:text-style-name="P10" svg:x1="2.2846in" svg:y1="4.8437in" svg:x2="2.2846in" svg:y2="5.4563in"><text:p/></draw:line><draw:custom-shape draw:style-name="gr18" draw:text-style-name="P9" svg:width="0.6831in" svg:height="2.8571in" svg:x="3.7134in" svg:y="2.033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style-name="gr19" draw:text-style-name="P14" svg:width="1.8413in" svg:height="0.2343in" svg:x="4.4917in" svg:y="3.3043in"><draw:text-box><text:p text:style-name="P9"><text:span text:style-name="T4">Présolution</text:span></text:p></draw:text-box></draw:frame><draw:frame draw:style-name="gr16" draw:text-style-name="P9" svg:width="2.3177in" svg:height="0.5559in" svg:x="1.1591in" svg:y="7.0752in"><draw:text-box><text:p text:style-name="P9">Psi_tilde</text:p></draw:text-box></draw:frame></draw:g><draw:line text:anchor-type="paragraph" draw:z-index="6" draw:style-name="gr21" draw:text-style-name="P10" svg:x1="1.222in" svg:y1="0.9528in" svg:x2="2.1583in" svg:y2="1.7626in"><text:p/></draw:line><draw:line text:anchor-type="paragraph" draw:z-index="7" draw:style-name="gr21" draw:text-style-name="P10" svg:x1="3.5236in" svg:y1="0.9866in" svg:x2="2.5398in" svg:y2="1.7803in"><text:p/></draw:line><draw:line text:anchor-type="paragraph" draw:z-index="8" draw:style-name="gr21" draw:text-style-name="P10" svg:x1="2.2543in" svg:y1="6.0118in" svg:x2="2.2543in" svg:y2="6.8217in"><text:p/></draw:line><draw:frame text:anchor-type="paragraph" draw:z-index="4" draw:style-name="gr20" draw:text-style-name="P9" svg:width="1.778in" svg:height="0.3969in" svg:x="0.2693in" svg:y="0.6484in"><draw:text-box><text:p text:style-name="P9">Source échantillonée Y</text:p></draw:text-box></draw:frame><draw:frame text:anchor-type="paragraph" draw:z-index="5" draw:style-name="gr20" draw:text-style-name="P9" svg:width="1.778in" svg:height="0.3969in" svg:x="2.9047in" svg:y="0.6646in"><draw:text-box><text:p text:style-name="P9">Cible échantillonée X</text:p></draw:text-box></draw:frame></text:p>
      <text:h text:style-name="P5" text:outline-level="2"><draw:g text:anchor-type="paragraph" draw:z-index="3" draw:style-name="gr1"><draw:frame draw:style-name="gr16" draw:text-style-name="P9" svg:width="2.3177in" svg:height="0.5559in" svg:x="0.9in" svg:y="2.0299in"><draw:text-box><text:p text:style-name="P9">Tringulation de la cible</text:p></draw:text-box></draw:frame><draw:frame draw:style-name="gr16" draw:text-style-name="P9" svg:width="2.3177in" svg:height="0.576in" svg:x="0.8846in" svg:y="3.078in"><draw:text-box><text:p text:style-name="P9">Interpolation de la solution psi_tilde avec des splines cubiques</text:p></draw:text-box></draw:frame><draw:frame draw:style-name="gr16" draw:text-style-name="P9" svg:width="2.3177in" svg:height="0.5559in" svg:x="0.8528in" svg:y="4.3154in"><draw:text-box><text:p text:style-name="P9">Première vérification par affichage des valeurs du gradient</text:p></draw:text-box></draw:frame><draw:line draw:style-name="gr11" draw:text-style-name="P10" svg:x1="2.0583in" svg:y1="2.4654in" svg:x2="2.0583in" svg:y2="3.078in"><text:p/></draw:line><draw:line draw:style-name="gr11" draw:text-style-name="P10" svg:x1="2.0264in" svg:y1="3.6535in" svg:x2="2.0264in" svg:y2="4.2661in"><text:p/></draw:line></draw:g>Output process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2:12:49.226584841</meta:creation-date>
    <dc:date>2015-01-26T11:58:19.121108685</dc:date>
    <meta:editing-duration>P2DT8H26M23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4" meta:paragraph-count="5" meta:word-count="18" meta:character-count="143" meta:non-whitespace-character-count="130"/>
  </office:meta>
</office:document-meta>
</file>